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C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">
      <style:text-properties fo:font-size="11pt" style:font-size-asian="11pt" style:font-size-complex="11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able_20_Contents">
      <style:text-properties officeooo:rsid="001537e0" officeooo:paragraph-rsid="001537e0"/>
    </style:style>
    <style:style style:name="P4" style:family="paragraph" style:parent-style-name="Table_20_Contents">
      <style:paragraph-properties fo:text-align="center" style:justify-single-word="false"/>
      <style:text-properties officeooo:rsid="001537e0" officeooo:paragraph-rsid="001537e0"/>
    </style:style>
    <style:style style:name="P5" style:family="paragraph" style:parent-style-name="Text_20_body">
      <style:text-properties officeooo:rsid="001537e0" officeooo:paragraph-rsid="001537e0"/>
    </style:style>
    <style:style style:name="P6" style:family="paragraph" style:parent-style-name="Text_20_body">
      <style:text-properties fo:font-size="11pt" officeooo:rsid="001537e0" officeooo:paragraph-rsid="001537e0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">RELACIÓN DE ALUMNADO DE ASISTE Á FOLGA</text:span> </text:h>
      <text:p text:style-name="P1">MOTIVO DA FOLGA: </text:p>
      <text:p text:style-name="P6">CURSO:</text:p>
      <text:p text:style-name="P6">DATA:</text:p>
      <text:p text:style-name="P6">DURACIÓN DA FOLGA: 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DNI</text:p>
          </table:table-cell>
          <table:table-cell table:style-name="Tabla1.A1" office:value-type="string">
            <text:p text:style-name="P3">Apelidos e nome</text:p>
          </table:table-cell>
          <table:table-cell table:style-name="Tabla1.C1" office:value-type="string">
            <text:p text:style-name="P3">Sinatura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5:00:03.244000000</meta:creation-date>
    <dc:date>2024-10-10T15:09:38.089000000</dc:date>
    <meta:editing-duration>PT9M35S</meta:editing-duration>
    <meta:editing-cycles>1</meta:editing-cycles>
    <meta:document-statistic meta:table-count="1" meta:image-count="0" meta:object-count="0" meta:page-count="2" meta:paragraph-count="8" meta:word-count="20" meta:character-count="112" meta:non-whitespace-character-count="97"/>
    <meta:generator>LibreOffice/24.2.3.2$Windows_X86_64 LibreOffice_project/433d9c2ded56988e8a90e6b2e771ee4e6a5ab2ba</meta:generator>
  </office:meta>
</office:document-meta>
</file>